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2.272cm" fo:min-width="3.038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1.51cm" fo:min-width="2.911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0.875cm" fo:min-width="1.387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2.145cm" fo:min-width="4.435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605cm" fo:min-width="3.006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0.875cm" fo:min-width="2.149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605cm" fo:min-width="2.244cm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891cm" fo:min-width="3.8cm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859cm" fo:min-width="4.022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1.736cm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2.113cm" fo:min-width="2.879cm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6.054cm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5.197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6.086cm" fo:padding-top="0.134cm" fo:padding-bottom="0.134cm" fo:padding-left="0.259cm" fo:padding-right="0.259cm"/>
    </style:style>
    <style:style style:name="gr16" style:family="graphic" style:parent-style-name="objectwithoutfill">
      <style:graphic-properties draw:stroke="solid" draw:stroke-dash="Ultrafine_20_Dashed" svg:stroke-width="0.053cm" svg:stroke-color="#666666" draw:marker-start-width="0.282cm" draw:marker-end-width="0.282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solid" draw:stroke-dash="Ultrafine_20_Dashed" svg:stroke-width="0.053cm" svg:stroke-color="#666666" draw:marker-start-width="0.282cm" draw:marker-end-width="0.282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0.525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0.671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-color="#ffff00" draw:textarea-horizontal-align="justify" draw:textarea-vertical-align="middle" draw:auto-grow-height="false" fo:min-height="0.766cm" fo:min-width="1.913cm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0.766cm" fo:min-width="1.9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4cm"/>
    </style:style>
    <style:style style:name="gr23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764cm" fo:min-width="4.435cm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637cm" fo:min-width="1.895cm" fo:padding-top="0.134cm" fo:padding-bottom="0.134cm" fo:padding-left="0.259cm" fo:padding-right="0.259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1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2.897cm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0.875cm" fo:min-width="3.292cm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1.51cm" fo:min-width="2.784cm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1.764cm" fo:min-width="5.451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-color="#ffff00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2.472cm" svg:x1="8.755cm" svg:y1="6.54cm" svg:x2="16.383cm" svg:y2="11.62cm" draw:start-shape="id1" draw:start-glue-point="1" draw:end-shape="id2" draw:end-glue-point="3" svg:d="M8755 6540c2013 0-1801 5080 7628 5080" svg:viewBox="0 0 7629 5081">
          <text:p/>
        </draw:connector>
        <draw:custom-shape draw:style-name="gr2" draw:text-style-name="P2" xml:id="id3" draw:id="id3" draw:layer="layout" svg:width="3.556cm" svg:height="2.54cm" svg:x="1.397cm" svg:y="5.715cm">
          <text:p text:style-name="P2">RXSM</text:p>
          <text:p text:style-name="P2">connec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3.429cm" svg:height="1.778cm" svg:x="2.459cm" svg:y="9.144cm">
          <text:p text:style-name="P2">Battery</text:p>
          <text:p text:style-name="P2">connector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905cm" svg:height="1.143cm" svg:x="6.85cm" svg:y="5.969cm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4.953cm" svg:height="2.413cm" svg:x="8.382cm" svg:y="14.097cm">
          <text:p text:style-name="P2">24V 180W</text:p>
          <text:p text:style-name="P2">Boost regulator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3.556cm" svg:height="1.905cm" svg:x="16.637cm" svg:y="13.335cm">
          <text:p text:style-name="P2">Heat probe</text:p>
          <text:p text:style-name="P2">connector</text:p>
          <draw:enhanced-geometry svg:viewBox="0 0 21600 21600" draw:type="rectangle" draw:enhanced-path="M 0 0 L 21600 0 21600 21600 0 21600 0 0 Z N"/>
        </draw:custom-shape>
        <draw:custom-shape draw:style-name="gr7" draw:text-style-name="P3" xml:id="id15" draw:id="id15" draw:layer="layout" svg:width="2.667cm" svg:height="1.143cm" svg:x="20.955cm" svg:y="13.713cm">
          <text:p text:style-name="P2">Switch</text:p>
          <draw:enhanced-geometry svg:viewBox="0 0 21600 21600" draw:type="rectangle" draw:enhanced-path="M 0 0 L 21600 0 21600 21600 0 21600 0 0 Z N"/>
        </draw:custom-shape>
        <draw:custom-shape draw:style-name="gr8" draw:text-style-name="P3" xml:id="id16" draw:id="id16" draw:layer="layout" svg:width="2.794cm" svg:height="1.905cm" svg:x="24.384cm" svg:y="13.335cm">
          <text:p text:style-name="P2">Current</text:p>
          <text:p text:style-name="P2">sensing</text:p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4.318cm" svg:height="2.159cm" svg:x="11.684cm" svg:y="5.08cm">
          <text:p text:style-name="P2">5V 10W<text:line-break/>switching</text:p>
          <text:p text:style-name="P2">regu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" draw:id="id2" draw:layer="layout" svg:width="4.572cm" svg:height="2.159cm" svg:x="16.383cm" svg:y="10.541cm">
          <text:p text:style-name="P2">BLDC motor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" draw:id="id12" draw:layer="layout" svg:width="2.286cm" svg:height="1.524cm" svg:x="23.876cm" svg:y="10.922cm">
          <text:p text:style-name="P2">Motor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2.667cm" svg:height="1.143cm" svg:x="18.08cm" svg:y="6.778cm">
          <text:p text:style-name="P2">Switch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2.667cm" svg:height="1.143cm" svg:x="10.052cm" svg:y="8.328cm">
          <text:p text:style-name="P2">Switch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3.429cm" svg:height="2.413cm" svg:x="13.027cm" svg:y="7.693cm">
          <text:p text:style-name="P2">Camera</text:p>
          <text:p text:style-name="P2">lens heater</text:p>
          <text:p text:style-name="P2">connector</text:p>
          <draw:enhanced-geometry svg:viewBox="0 0 21600 21600" draw:type="rectangle" draw:enhanced-path="M 0 0 L 21600 0 21600 21600 0 21600 0 0 Z N"/>
        </draw:custom-shape>
        <draw:custom-shape draw:style-name="gr13" draw:text-style-name="P2" xml:id="id5" draw:id="id5" draw:layer="layout" svg:width="6.604cm" svg:height="1.524cm" svg:x="19.685cm" svg:y="4.826cm">
          <text:p text:style-name="P2">Raspberry Pi</text:p>
          <text:p text:style-name="P2">power connector</text:p>
          <draw:enhanced-geometry svg:viewBox="0 0 21600 21600" draw:type="rectangle" draw:enhanced-path="M 0 0 L 21600 0 21600 21600 0 21600 0 0 Z N"/>
        </draw:custom-shape>
        <draw:custom-shape draw:style-name="gr13" draw:text-style-name="P2" xml:id="id6" draw:id="id6" draw:layer="layout" svg:width="6.604cm" svg:height="1.524cm" svg:x="19.304cm" svg:y="2.921cm">
          <text:p text:style-name="P2">Mainboard</text:p>
          <text:p text:style-name="P2">connector</text:p>
          <draw:enhanced-geometry svg:viewBox="0 0 21600 21600" draw:type="rectangle" draw:enhanced-path="M 0 0 L 21600 0 21600 21600 0 21600 0 0 Z N"/>
        </draw:custom-shape>
        <draw:custom-shape draw:style-name="gr14" draw:text-style-name="P2" xml:id="id8" draw:id="id8" draw:layer="layout" svg:width="5.715cm" svg:height="1.524cm" svg:x="21.509cm" svg:y="6.58cm">
          <text:p text:style-name="P2">Camera light</text:p>
          <text:p text:style-name="P2">power connector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4.953cm" svg:y1="6.985cm" svg:x2="6.85cm" svg:y2="6.54cm" draw:start-shape="id3" draw:start-glue-point="1" draw:end-shape="id1" draw:end-glue-point="3" svg:d="M4953 6985c1422 0 474-445 1897-445" svg:viewBox="0 0 1898 446">
          <text:p/>
        </draw:connector>
        <draw:connector draw:style-name="gr1" draw:text-style-name="P1" draw:layer="layout" draw:type="curve" svg:x1="8.755cm" svg:y1="6.54cm" svg:x2="11.684cm" svg:y2="6.159cm" draw:start-shape="id1" draw:start-glue-point="1" draw:end-shape="id4" draw:end-glue-point="3" svg:d="M8755 6540c2196 0 732-381 2929-381" svg:viewBox="0 0 2930 382">
          <text:p/>
        </draw:connector>
        <draw:connector draw:style-name="gr1" draw:text-style-name="P1" draw:layer="layout" draw:type="curve" svg:x1="16.002cm" svg:y1="6.159cm" svg:x2="19.685cm" svg:y2="5.588cm" draw:start-shape="id4" draw:start-glue-point="1" draw:end-shape="id5" draw:end-glue-point="3" svg:d="M16002 6159c2763 0 922-571 3683-571" svg:viewBox="0 0 3684 572">
          <text:p/>
        </draw:connector>
        <draw:connector draw:style-name="gr1" draw:text-style-name="P1" draw:layer="layout" draw:type="curve" draw:line-skew="0.306cm" svg:x1="16.002cm" svg:y1="6.159cm" svg:x2="19.304cm" svg:y2="3.683cm" draw:start-shape="id4" draw:start-glue-point="1" draw:end-shape="id6" draw:end-glue-point="3" svg:d="M16002 6159c2935 0 1285-2476 3302-2476" svg:viewBox="0 0 3303 2477">
          <text:p/>
        </draw:connector>
        <draw:connector draw:style-name="gr1" draw:text-style-name="P1" draw:layer="layout" draw:type="curve" svg:x1="16.002cm" svg:y1="6.159cm" svg:x2="18.08cm" svg:y2="7.349cm" draw:start-shape="id4" draw:start-glue-point="1" draw:end-shape="id7" svg:d="M16002 6159c1558 0 520 1190 2078 1190" svg:viewBox="0 0 2079 1191">
          <text:p/>
        </draw:connector>
        <draw:connector draw:style-name="gr1" draw:text-style-name="P1" draw:layer="layout" draw:type="curve" svg:x1="20.747cm" svg:y1="7.349cm" svg:x2="21.509cm" svg:y2="7.342cm" draw:start-shape="id7" draw:start-glue-point="1" draw:end-shape="id8" draw:end-glue-point="3" svg:d="M20747 7349c570 0 189-7 762-7" svg:viewBox="0 0 763 8">
          <text:p/>
        </draw:connector>
        <draw:custom-shape draw:style-name="gr15" draw:text-style-name="P2" xml:id="id9" draw:id="id9" draw:layer="layout" svg:width="6.604cm" svg:height="1.524cm" svg:x="17.826cm" svg:y="8.485cm">
          <text:p text:style-name="P2">Camera</text:p>
          <text:p text:style-name="P2">power connector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6.002cm" svg:y1="6.159cm" svg:x2="17.826cm" svg:y2="9.247cm" draw:start-shape="id4" draw:start-glue-point="1" draw:end-shape="id9" draw:end-glue-point="3" svg:d="M16002 6159c1368 0 456 3088 1824 3088" svg:viewBox="0 0 1825 3089">
          <text:p/>
        </draw:connector>
        <draw:connector draw:style-name="gr1" draw:text-style-name="P1" draw:layer="layout" draw:type="curve" draw:line-skew="0.338cm" svg:x1="8.755cm" svg:y1="6.54cm" svg:x2="10.052cm" svg:y2="8.899cm" draw:start-shape="id1" draw:start-glue-point="1" draw:end-shape="id10" draw:end-glue-point="3" svg:d="M8755 6540c1479 0 831 2359 1297 2359" svg:viewBox="0 0 1298 2360">
          <text:p/>
        </draw:connector>
        <draw:connector draw:style-name="gr1" draw:text-style-name="P1" draw:layer="layout" draw:type="curve" svg:x1="12.719cm" svg:y1="8.899cm" svg:x2="13.027cm" svg:y2="8.899cm" draw:start-shape="id10" draw:start-glue-point="1" draw:end-shape="id11" draw:end-glue-point="3" svg:d="M12719 8899h308" svg:viewBox="0 0 309 1">
          <text:p/>
        </draw:connector>
        <draw:connector draw:style-name="gr1" draw:text-style-name="P1" draw:layer="layout" draw:type="curve" svg:x1="20.955cm" svg:y1="11.62cm" svg:x2="23.876cm" svg:y2="11.684cm" draw:start-shape="id2" draw:start-glue-point="1" draw:end-shape="id12" draw:end-glue-point="3" svg:d="M20955 11620c2191 0 731 64 2921 64" svg:viewBox="0 0 2922 65">
          <text:p/>
        </draw:connector>
        <draw:connector draw:style-name="gr16" draw:text-style-name="P1" draw:layer="layout" draw:type="curve" svg:x1="13.335cm" svg:y1="15.303cm" svg:x2="16.637cm" svg:y2="14.287cm" draw:start-shape="id13" draw:start-glue-point="1" draw:end-shape="id14" draw:end-glue-point="3" svg:d="M13335 15303c2476 0 826-1016 3302-1016" svg:viewBox="0 0 3303 1017">
          <text:p text:style-name="P2">+24V <text:s text:c="6"/></text:p>
          <text:p text:style-name="P2"/>
        </draw:connector>
        <draw:connector draw:style-name="gr17" draw:text-style-name="P1" draw:layer="layout" draw:type="curve" svg:x1="20.193cm" svg:y1="14.287cm" svg:x2="20.955cm" svg:y2="14.284cm" draw:start-shape="id14" draw:start-glue-point="1" draw:end-shape="id15" draw:end-glue-point="3" svg:d="M20193 14287c571 0 191-3 762-3" svg:viewBox="0 0 763 4">
          <text:p/>
        </draw:connector>
        <draw:connector draw:style-name="gr17" draw:text-style-name="P1" draw:layer="layout" draw:type="curve" svg:x1="23.622cm" svg:y1="14.284cm" svg:x2="24.384cm" svg:y2="14.287cm" draw:start-shape="id15" draw:start-glue-point="1" draw:end-shape="id16" draw:end-glue-point="3" svg:d="M23622 14284c571 0 191 3 762 3" svg:viewBox="0 0 763 4">
          <text:p/>
        </draw:connector>
        <draw:connector draw:style-name="gr17" draw:text-style-name="P1" draw:layer="layout" draw:type="curve" draw:line-skew="0.371cm 0cm -3.959cm" svg:x1="27.178cm" svg:y1="14.287cm" svg:x2="13.335cm" svg:y2="15.303cm" draw:start-shape="id16" draw:start-glue-point="1" draw:end-shape="id13" draw:end-glue-point="1" svg:d="M27178 14287c1320 0 880 1461-5699 1461s-5797-445-8144-445" svg:viewBox="0 0 14443 1462">
          <text:p/>
        </draw:connector>
        <draw:custom-shape draw:style-name="gr18" draw:text-style-name="P1" draw:layer="layout" svg:width="0.841cm" svg:height="11.049cm" draw:transform="rotate (1.56590940488931) translate (16.381cm 13.415cm)">
          <text:p/>
          <draw:enhanced-geometry svg:viewBox="0 0 21600 21600" draw:glue-points="0 0 0 21600 21600 10800" draw:text-areas="0 ?f9 7800 ?f10" draw:type="right-brace" draw:modifiers="702.49978375573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4" draw:layer="layout" svg:width="1.221cm" svg:height="1.012cm" svg:x="21.285cm" svg:y="11.661cm">
          <draw:text-box>
            <text:p>3x</text:p>
          </draw:text-box>
        </draw:frame>
        <draw:custom-shape draw:style-name="gr20" draw:text-style-name="P5" draw:layer="layout" svg:width="2.413cm" svg:height="1.016cm" svg:x="0.254cm" svg:y="0.889cm">
          <text:p text:style-name="P2"><text:span text:style-name="T1">Electronic</text:span></text:p>
          <text:p text:style-name="P2"><text:span text:style-name="T1">sub-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2.413cm" svg:height="1.016cm" svg:x="2.794cm" svg:y="0.889cm">
          <text:p text:style-name="P2"><text:span text:style-name="T1">Interface /</text:span></text:p>
          <text:p text:style-name="P2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1.924cm" svg:height="0.725cm" svg:x="1.751cm" svg:y="0.227cm">
          <draw:text-box>
            <text:p><text:span text:style-name="T1">Legend</text:span></text:p>
          </draw:text-box>
        </draw:frame>
        <draw:custom-shape draw:style-name="gr23" draw:text-style-name="P3" xml:id="id19" draw:id="id19" draw:layer="layout" svg:width="4.953cm" svg:height="2.032cm" svg:x="1.751cm" svg:y="12.446cm">
          <text:p text:style-name="P2">Battery charging</text:p>
          <text:p text:style-name="P2">circuit</text:p>
          <draw:enhanced-geometry svg:viewBox="0 0 21600 21600" draw:type="rectangle" draw:enhanced-path="M 0 0 L 21600 0 21600 21600 0 21600 0 0 Z N"/>
        </draw:custom-shape>
        <draw:custom-shape draw:style-name="gr24" draw:text-style-name="P3" xml:id="id17" draw:id="id17" draw:layer="layout" svg:width="2.413cm" svg:height="1.905cm" svg:x="7.493cm" svg:y="10.922cm">
          <text:p text:style-name="P2">Battery</text:p>
          <text:p text:style-name="P2">cut-off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8.699cm" svg:y1="12.827cm" svg:x2="10.858cm" svg:y2="14.097cm" draw:start-shape="id17" draw:start-glue-point="2" draw:end-shape="id13" draw:end-glue-point="0" svg:d="M8699 12827c0 951 2159 316 2159 1270" svg:viewBox="0 0 2160 1271">
          <text:p/>
        </draw:connector>
        <draw:connector draw:style-name="gr1" draw:text-style-name="P1" draw:layer="layout" draw:type="curve" svg:x1="4.173cm" svg:y1="10.922cm" svg:x2="4.227cm" svg:y2="12.446cm" draw:start-shape="id18" draw:start-glue-point="2" draw:end-shape="id19" draw:end-glue-point="0" svg:d="M4173 10922c0 1143 54 381 54 1524" svg:viewBox="0 0 55 1525">
          <text:p/>
        </draw:connector>
        <draw:connector draw:style-name="gr1" draw:text-style-name="P1" draw:layer="layout" draw:type="curve" svg:x1="4.173cm" svg:y1="10.922cm" svg:x2="7.493cm" svg:y2="11.874cm" draw:start-shape="id18" draw:start-glue-point="2" draw:end-shape="id17" draw:end-glue-point="3" svg:d="M4173 10922c0 635 1106 952 3320 952" svg:viewBox="0 0 3321 953">
          <text:p/>
        </draw:connector>
        <draw:connector draw:style-name="gr25" draw:text-style-name="P1" draw:layer="layout" draw:type="curve" svg:x1="4.953cm" svg:y1="6.985cm" svg:x2="8.699cm" svg:y2="10.922cm" draw:start-shape="id3" draw:start-glue-point="1" draw:end-shape="id17" draw:end-glue-point="0" svg:d="M4953 6985c2498 0 3746 1312 3746 3937" svg:viewBox="0 0 3747 3938">
          <text:p/>
        </draw:connector>
        <draw:frame draw:style-name="gr26" draw:text-style-name="P8" draw:layer="layout" svg:width="3.626cm" svg:height="1.275cm" draw:transform="rotate (-0.706858347057703) translate (6.186cm 7.477cm)">
          <draw:text-box>
            <text:p text:style-name="P2"><text:span text:style-name="T2">RXSM power</text:span></text:p>
            <text:p text:style-name="P2"><text:span text:style-name="T2">enables battery</text:span></text:p>
          </draw:text-box>
        </draw:frame>
        <draw:frame draw:style-name="gr27" draw:text-style-name="P9" draw:layer="layout" svg:width="13.397cm" svg:height="1.361cm" svg:x="14.427cm" svg:y="15.775cm">
          <draw:text-box>
            <text:p><text:span text:style-name="T3">Heat probes: Constant power, over temperature shutdown,</text:span></text:p>
            <text:p><text:span text:style-name="T3">no temperature control loop</text:span></text:p>
          </draw:text-box>
        </draw:frame>
        <draw:connector draw:style-name="gr28" draw:text-style-name="P1" draw:layer="layout" draw:type="curve" svg:x1="1.751cm" svg:y1="13.462cm" svg:x2="1.397cm" svg:y2="6.985cm" draw:start-shape="id19" draw:start-glue-point="3" draw:end-shape="id3" svg:d="M1751 13462c-1294 0-1117-6477-354-6477" svg:viewBox="0 0 951 6478">
          <text:p/>
        </draw:connector>
        <draw:custom-shape draw:style-name="gr29" draw:text-style-name="P3" xml:id="id21" draw:id="id21" draw:layer="layout" svg:width="3.81cm" svg:height="1.143cm" svg:x="2.794cm" svg:y="2.667cm">
          <text:p text:style-name="P2">opto-coupler</text:p>
          <draw:enhanced-geometry svg:viewBox="0 0 21600 21600" draw:type="rectangle" draw:enhanced-path="M 0 0 L 21600 0 21600 21600 0 21600 0 0 Z N"/>
        </draw:custom-shape>
        <draw:custom-shape draw:style-name="gr30" draw:text-style-name="P11" xml:id="id20" draw:id="id20" draw:layer="layout" svg:width="3.302cm" svg:height="1.778cm" svg:x="7.158cm" svg:y="3.737cm">
          <text:p text:style-name="P10"><text:span text:style-name="T4">RS-422</text:span></text:p>
          <text:p text:style-name="P10"><text:span text:style-name="T4">trans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layout" draw:type="curve" svg:x1="7.158cm" svg:y1="4.626cm" svg:x2="3.175cm" svg:y2="5.715cm" draw:start-shape="id20" draw:end-shape="id3" draw:end-glue-point="0" svg:d="M7158 4626c-2656 0-3983 363-3983 1089" svg:viewBox="0 0 3984 1090">
          <text:p/>
        </draw:connector>
        <draw:connector draw:style-name="gr28" draw:text-style-name="P1" draw:layer="layout" draw:type="curve" svg:x1="3.175cm" svg:y1="5.715cm" svg:x2="4.699cm" svg:y2="3.81cm" draw:start-shape="id3" draw:start-glue-point="0" draw:end-shape="id21" svg:d="M3175 5715c0-1429 1524-477 1524-1905" svg:viewBox="0 0 1525 1906">
          <text:p/>
        </draw:connector>
        <draw:connector draw:style-name="gr28" draw:text-style-name="P1" draw:layer="layout" draw:type="curve" svg:x1="10.46cm" svg:y1="4.626cm" svg:x2="19.304cm" svg:y2="3.683cm" draw:start-shape="id20" draw:end-shape="id6" svg:d="M10460 4626c6633 0 2211-943 8844-943" svg:viewBox="0 0 8845 944">
          <text:p/>
        </draw:connector>
        <draw:connector draw:style-name="gr28" draw:text-style-name="P1" draw:layer="layout" draw:type="curve" svg:x1="19.304cm" svg:y1="3.683cm" svg:x2="6.604cm" svg:y2="3.238cm" draw:start-shape="id6" draw:start-glue-point="3" draw:end-shape="id21" draw:end-glue-point="1" svg:d="M19304 3683c-9525 0-3175-445-12700-445" svg:viewBox="0 0 12701 446">
          <text:p/>
        </draw:connector>
        <draw:connector draw:style-name="gr28" draw:text-style-name="P1" draw:layer="layout" draw:type="curve" svg:x1="17.275cm" svg:y1="1.905cm" svg:x2="19.304cm" svg:y2="3.683cm" draw:start-shape="id22" draw:end-shape="id6" svg:d="M17275 1905c1521 0 507 1778 2029 1778" svg:viewBox="0 0 2030 1779">
          <text:p/>
        </draw:connector>
        <draw:custom-shape draw:style-name="gr31" draw:text-style-name="P11" xml:id="id22" draw:id="id22" draw:layer="layout" svg:width="5.969cm" svg:height="2.032cm" svg:x="11.306cm" svg:y="0.889cm">
          <text:p text:style-name="P10"><text:span text:style-name="T4">External</text:span></text:p>
          <text:p text:style-name="P10"><text:span text:style-name="T4">ADC </text:span><text:span text:style-name="T5">for</text:span></text:p>
          <text:p text:style-name="P10"><text:span text:style-name="T5">voltage, current sens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9:12:02.894751097</meta:creation-date>
    <dc:date>2017-06-08T14:56:36.421371213</dc:date>
    <meta:editing-duration>PT31M20S</meta:editing-duration>
    <meta:editing-cycles>8</meta:editing-cycles>
    <meta:generator>LibreOffice/5.2.7.2$Linux_X86_64 LibreOffice_project/20$Build-2</meta:generator>
    <meta:document-statistic meta:object-count="54"/>
  </office:meta>
</office:document-meta>
</file>